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P2" style:parent-style-name="Standard" style:family="paragraph"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/>
    </style:style>
    <style:style style:name="P7" style:parent-style-name="Standard" style:family="paragraph">
      <style:text-properties fo:font-weight="bold" style:font-weight-asian="bold"/>
    </style:style>
    <style:style style:name="P8" style:parent-style-name="Standard" style:family="paragraph">
      <style:text-properties fo:font-weight="bold" style:font-weight-asian="bold"/>
    </style:style>
    <style:style style:name="P9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PROGRAM 1A</text:p>
      <text:p text:style-name="Standard"/>
      <text:p text:style-name="Standard"># include &lt;iostream&gt;</text:p>
      <text:p text:style-name="Standard"># include &lt;math.h&gt;</text:p>
      <text:p text:style-name="Standard">using namespace std;</text:p>
      <text:p text:style-name="Standard">int main ()</text:p>
      <text:p text:style-name="Standard">{</text:p>
      <text:p text:style-name="Standard"><text:s/>int num,d,b,p;</text:p>
      <text:p text:style-name="Standard"><text:s/>p=0;</text:p>
      <text:p text:style-name="Standard"><text:s/>d=0;</text:p>
      <text:p text:style-name="Standard"><text:s/>cout&lt;&lt;endl&lt;&lt;" Enter the binary number : ";</text:p>
      <text:p text:style-name="Standard"><text:s/>cin&gt;&gt;num;</text:p>
      <text:p text:style-name="Standard"><text:s/>while(num&gt;0)</text:p>
      <text:p text:style-name="Standard"><text:s text:c="5"/>{</text:p>
      <text:p text:style-name="Standard"><text:s text:c="7"/>b=num%10;</text:p>
      <text:p text:style-name="Standard"><text:s text:c="7"/>d=d+b*pow(2,p);</text:p>
      <text:p text:style-name="Standard"><text:s text:c="7"/>p++;</text:p>
      <text:p text:style-name="Standard"><text:s text:c="7"/>num=num/10;</text:p>
      <text:p text:style-name="Standard"><text:s text:c="5"/>}</text:p>
      <text:p text:style-name="Standard"><text:s/>cout&lt;&lt;endl&lt;&lt;" Decimal number : "&lt;&lt;d;</text:p>
      <text:p text:style-name="Standard"><text:s/>return 0;</text:p>
      <text:p text:style-name="Standard">}</text:p>
      <text:p text:style-name="Standard"/>
      <text:p text:style-name="P2">OUTPUT 1A</text:p>
      <text:p text:style-name="Standard"><text:s/>Enter the binary number : 00000100</text:p>
      <text:p text:style-name="Standard"/>
      <text:p text:style-name="Standard"><text:s/>Decimal number : 4</text:p>
      <text:p text:style-name="P3"/>
      <text:p text:style-name="P4">PROGRAM 1B</text:p>
      <text:p text:style-name="P5"/>
      <text:p text:style-name="Standard"># include &lt;iostream&gt;</text:p>
      <text:p text:style-name="Standard"># include &lt;math.h&gt;</text:p>
      <text:p text:style-name="Standard">using namespace std;</text:p>
      <text:p text:style-name="Standard">int main()</text:p>
      <text:p text:style-name="Standard">{</text:p>
      <text:p text:style-name="Standard"><text:s/>int num,d,i;</text:p>
      <text:p text:style-name="Standard"><text:s/>long b;</text:p>
      <text:p text:style-name="Standard"><text:s/>cout&lt;&lt;endl&lt;&lt;" Enter the decimal number :";</text:p>
      <text:p text:style-name="Standard"><text:s/>cin&gt;&gt;num;</text:p>
      <text:p text:style-name="Standard"><text:s/>b=0;</text:p>
      <text:p text:style-name="Standard"><text:s/>i=1;</text:p>
      <text:p text:style-name="Standard"><text:s/>while(num&gt;0)</text:p>
      <text:p text:style-name="Standard"><text:s text:c="4"/>{</text:p>
      <text:p text:style-name="Standard"><text:s text:c="5"/>d=num%2;</text:p>
      <text:p text:style-name="Standard"><text:s text:c="5"/>num=num/2;</text:p>
      <text:p text:style-name="Standard"><text:s text:c="5"/>b=b+(d*i);</text:p>
      <text:p text:style-name="Standard"><text:s text:c="5"/>i=i*10;</text:p>
      <text:p text:style-name="Standard"><text:s text:c="4"/>}</text:p>
      <text:p text:style-name="Standard"><text:s/>cout&lt;&lt;endl&lt;&lt;" Binary number : "&lt;&lt;b;</text:p>
      <text:p text:style-name="Standard"><text:s/>return 0;</text:p>
      <text:p text:style-name="Standard">}</text:p>
      <text:p text:style-name="P6">OUTPUT 1B</text:p>
      <text:p text:style-name="Standard"><text:s/>Enter the decimal number :29</text:p>
      <text:p text:style-name="Standard"/>
      <text:p text:style-name="Standard"><text:s/>Binary number : 11101</text:p>
      <text:p text:style-name="Standard"/>
      <text:p text:style-name="P7">PROGRAM 2A</text:p>
      <text:p text:style-name="Standard"/>
      <text:p text:style-name="Standard">#include&lt;iostream&gt;</text:p>
      <text:p text:style-name="Standard">#include&lt;math.h&gt;</text:p>
      <text:p text:style-name="Standard">using namespace std;</text:p>
      <text:p text:style-name="Standard">int main()</text:p>
      <text:p text:style-name="Standard">{</text:p>
      <text:p text:style-name="Standard"><text:tab/>long deci,rem,j=0,bin,i;</text:p>
      <text:p text:style-name="Standard"><text:tab/>char hexa[100];</text:p>
      <text:p text:style-name="Standard"><text:tab/>cout&lt;&lt;"Enter the binary number :<text:s/>";</text:p>
      <text:p text:style-name="Standard"><text:tab/>cin&gt;&gt;bin;</text:p>
      <text:p text:style-name="Standard"><text:tab/>deci=0;</text:p>
      <text:p text:style-name="Standard"><text:tab/>i=0;</text:p>
      <text:p text:style-name="Standard"><text:tab/>while(bin!=0)</text:p>
      <text:p text:style-name="Standard"><text:tab/>{</text:p>
      <text:p text:style-name="Standard"><text:tab/><text:s/>rem=bin%10;</text:p>
      <text:p text:style-name="Standard"><text:tab/><text:s/>deci=deci+(pow(2,i)*rem);</text:p>
      <text:p text:style-name="Standard"><text:tab/><text:s/>bin=bin/10;</text:p>
      <text:p text:style-name="Standard"><text:tab/><text:s/>i++;</text:p>
      <text:p text:style-name="Standard"><text:tab/>}</text:p>
      <text:p text:style-name="Standard"><text:tab/>while(deci!=0)</text:p>
      <text:p text:style-name="Standard"><text:tab/>{</text:p>
      <text:p text:style-name="Standard"><text:tab/><text:tab/>rem=deci%16;</text:p>
      <text:p text:style-name="Standard"><text:tab/><text:tab/>if(rem&lt;10)</text:p>
      <text:p text:style-name="Standard"><text:tab/><text:tab/><text:s text:c="4"/>hexa[j]=rem+48;</text:p>
      <text:p text:style-name="Standard"><text:tab/><text:tab/>else</text:p>
      <text:p text:style-name="Standard"><text:tab/><text:tab/><text:s text:c="4"/>hexa[j]=rem+55;</text:p>
      <text:p text:style-name="Standard"><text:s text:c="2"/><text:tab/><text:tab/>j++;</text:p>
      <text:p text:style-name="Standard"><text:tab/><text:tab/>deci=deci/16;</text:p>
      <text:p text:style-name="Standard"><text:tab/>}</text:p>
      <text:p text:style-name="Standard"><text:tab/>cout&lt;&lt;"Hexadecimal number :<text:s/>";</text:p>
      <text:p text:style-name="Standard"><text:tab/>for(j--;j&gt;=0;j--)</text:p>
      <text:p text:style-name="Standard"><text:tab/><text:tab/>cout&lt;&lt;hexa[j];</text:p>
      <text:p text:style-name="Standard"><text:tab/>return 0;</text:p>
      <text:p text:style-name="Standard">}</text:p>
      <text:p text:style-name="Standard"/>
      <text:p text:style-name="P8">OUTPUT 2A</text:p>
      <text:p text:style-name="Standard">Enter the binary number : 111011011010</text:p>
      <text:p text:style-name="Standard">Hexadecimal number : EDA</text:p>
      <text:p text:style-name="Standard"/>
      <text:p text:style-name="P9">PROGRAM 2B</text:p>
      <text:p text:style-name="Standard"/>
      <text:p text:style-name="Standard"># include &lt;iostream&gt;</text:p>
      <text:p text:style-name="Standard"># include &lt;string.h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<text:s/>char hex[100],bin[100];</text:p>
      <text:p text:style-name="Standard"><text:s/>int i;</text:p>
      <text:p text:style-name="Standard"><text:s/>cout&lt;&lt;endl&lt;&lt;"<text:s/>Enter the Hexadecimal number :<text:s text:c="2"/>";</text:p>
      <text:p text:style-name="Standard"><text:s/>cin&gt;&gt;hex;</text:p>
      <text:p text:style-name="Standard"><text:s/>for(i=0;hex[i]!='\0';i++)</text:p>
      <text:p text:style-name="Standard"><text:s/>{</text:p>
      <text:p text:style-name="Standard"><text:s text:c="2"/>switch(hex[i])</text:p>
      <text:p text:style-name="Standard"><text:s text:c="2"/>{</text:p>
      <text:p text:style-name="Standard"><text:s text:c="3"/>case '0':</text:p>
      <text:p text:style-name="Standard"><text:s text:c="12"/>strcat(bin,"0000");</text:p>
      <text:p text:style-name="Standard"><text:s text:c="12"/>break;</text:p>
      <text:p text:style-name="Standard"><text:s text:c="3"/>case '1':</text:p>
      <text:p text:style-name="Standard"><text:s text:c="12"/>strcat(bin,"0001");</text:p>
      <text:p text:style-name="Standard"><text:s text:c="12"/>break; <text:s text:c="13"/></text:p>
      <text:p text:style-name="Standard"><text:s text:c="3"/>case '2':</text:p>
      <text:p text:style-name="Standard"><text:s text:c="12"/>strcat(bin,"0010");</text:p>
      <text:p text:style-name="Standard"><text:s text:c="12"/>break;</text:p>
      <text:p text:style-name="Standard"><text:s text:c="3"/>case '3':</text:p>
      <text:p text:style-name="Standard"><text:s text:c="12"/>strcat(bin,"0011");</text:p>
      <text:p text:style-name="Standard"><text:s text:c="12"/>break;</text:p>
      <text:p text:style-name="Standard"><text:s text:c="3"/>case '4':</text:p>
      <text:p text:style-name="Standard"><text:s text:c="12"/>strcat(bin,"0100");</text:p>
      <text:p text:style-name="Standard"><text:s text:c="12"/>break;</text:p>
      <text:p text:style-name="Standard"><text:s text:c="3"/>case '5':</text:p>
      <text:p text:style-name="Standard"><text:s text:c="12"/>strcat(bin,"0101");</text:p>
      <text:p text:style-name="Standard"><text:s text:c="12"/>break;</text:p>
      <text:p text:style-name="Standard"><text:s text:c="3"/>case '6':</text:p>
      <text:p text:style-name="Standard"><text:s text:c="12"/>strcat(bin,"0110");</text:p>
      <text:p text:style-name="Standard"><text:s text:c="12"/>break;</text:p>
      <text:p text:style-name="Standard"><text:s text:c="3"/>case '7':</text:p>
      <text:p text:style-name="Standard"><text:s text:c="12"/>strcat(bin,"0111");</text:p>
      <text:p text:style-name="Standard"><text:s text:c="12"/>break;</text:p>
      <text:p text:style-name="Standard"><text:s text:c="3"/>case '8':</text:p>
      <text:p text:style-name="Standard"><text:s text:c="12"/>strcat(bin,"1000");</text:p>
      <text:p text:style-name="Standard"><text:s text:c="12"/>break;</text:p>
      <text:p text:style-name="Standard"><text:s text:c="3"/>case '9':</text:p>
      <text:p text:style-name="Standard"><text:s text:c="12"/>strcat(bin,"1001");</text:p>
      <text:p text:style-name="Standard"><text:s text:c="12"/>break;</text:p>
      <text:p text:style-name="Standard"><text:s text:c="3"/>case 'a':</text:p>
      <text:p text:style-name="Standard"><text:s text:c="3"/>case 'A':</text:p>
      <text:p text:style-name="Standard"><text:s text:c="13"/>strcat(bin,"1010");</text:p>
      <text:p text:style-name="Standard"><text:s text:c="13"/>break;</text:p>
      <text:p text:style-name="Standard"><text:s text:c="3"/>case 'b':</text:p>
      <text:p text:style-name="Standard"><text:s text:c="3"/>case 'B':</text:p>
      <text:p text:style-name="Standard"><text:s text:c="13"/>strcat(bin,"1011");</text:p>
      <text:p text:style-name="Standard"><text:s text:c="13"/>break;</text:p>
      <text:p text:style-name="Standard"><text:s text:c="3"/>case 'c':</text:p>
      <text:p text:style-name="Standard"><text:s text:c="3"/>case 'C':</text:p>
      <text:p text:style-name="Standard"><text:s text:c="13"/>strcat(bin,"1101");</text:p>
      <text:p text:style-name="Standard"><text:s text:c="13"/>break;</text:p>
      <text:p text:style-name="Standard"><text:s text:c="3"/>case 'd':</text:p>
      <text:p text:style-name="Standard"><text:s text:c="3"/>case 'D':</text:p>
      <text:p text:style-name="Standard"><text:s text:c="13"/>strcat(bin,"1011");</text:p>
      <text:p text:style-name="Standard"><text:s text:c="13"/>break;</text:p>
      <text:p text:style-name="Standard"><text:s text:c="3"/>case 'e':</text:p>
      <text:p text:style-name="Standard"><text:s text:c="3"/>case 'E':</text:p>
      <text:p text:style-name="Standard"><text:s text:c="13"/>strcat(bin,"1011");</text:p>
      <text:p text:style-name="Standard"><text:s text:c="13"/>break;</text:p>
      <text:p text:style-name="Standard"><text:s text:c="3"/>case 'f':</text:p>
      <text:p text:style-name="Standard"><text:s text:c="3"/>case 'F':</text:p>
      <text:p text:style-name="Standard"><text:s text:c="13"/>strcat(bin,"1111");</text:p>
      <text:p text:style-name="Standard"><text:s text:c="13"/>break;</text:p>
      <text:p text:style-name="Standard"><text:s text:c="2"/>}</text:p>
      <text:p text:style-name="Standard"><text:s/>}</text:p>
      <text:p text:style-name="Standard"><text:s/>cout&lt;&lt;endl&lt;&lt;"<text:s/>Hexadecimal number :<text:s/>"&lt;&lt;hex;</text:p>
      <text:p text:style-name="Standard"><text:s/>cout&lt;&lt;endl&lt;&lt;" Binary equivalent number :<text:s/>"&lt;&lt;bin;</text:p>
      <text:p text:style-name="Standard"><text:s/>return 0;</text:p>
      <text:p text:style-name="Standard">} <text:s text:c="18"/></text:p>
      <text:p text:style-name="Standard"/>
      <text:p text:style-name="Standard">PROGRAM 2B</text:p>
      <text:p text:style-name="Standard"/>
      <text:p text:style-name="Standard"/>
      <text:p text:style-name="Standard">Enter the Hexadecimal number : <text:s/>A7</text:p>
      <text:p text:style-name="Standard"/>
      <text:p text:style-name="Standard"><text:s/>Hexadecimal number : <text:s/>A7</text:p>
      <text:p text:style-name="Standard"><text:s/>Binary equivalent number : 10100111</text:p>
      <text:p text:style-name="Standard"><text:s text:c="5"/><text:s text:c="24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columns fo:column-count="2" fo:column-gap="0.5in">
          <style:column-sep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eda salkar</meta:initial-creator>
    <dc:creator>veda salkar</dc:creator>
    <meta:creation-date>2017-01-17T18:37:00Z</meta:creation-date>
    <dc:date>2017-01-17T18:38:00Z</dc:date>
    <meta:template xlink:href="Normal" xlink:type="simple"/>
    <meta:editing-cycles>3</meta:editing-cycles>
    <meta:editing-duration>PT180S</meta:editing-duration>
    <meta:document-statistic meta:page-count="1" meta:paragraph-count="6" meta:word-count="474" meta:character-count="3172" meta:row-count="22" meta:non-whitespace-character-count="2704"/>
  </office:meta>
</office:document-meta>
</file>